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09000000F75105D1A36D61EFA0.png" manifest:media-type="image/png"/>
  <manifest:file-entry manifest:full-path="Pictures/1000000100000348000001685E5FCACB3E49B7D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6.241cm" style:rel-column-width="3538*"/>
    </style:style>
    <style:style style:name="Tabela1.B" style:family="table-column">
      <style:table-column-properties style:column-width="3.45cm" style:rel-column-width="1956*"/>
    </style:style>
    <style:style style:name="Tabela1.C" style:family="table-column">
      <style:table-column-properties style:column-width="7.31cm" style:rel-column-width="4144*"/>
    </style:style>
    <style:style style:name="Tabela1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line-height="115%" fo:text-align="center" style:justify-single-word="false"/>
      <style:text-properties style:font-name="Liberation Sans" fo:font-size="12pt" fo:font-weight="normal" officeooo:rsid="001eb026" officeooo:paragraph-rsid="001eb026" style:font-weight-asian="normal" style:font-weight-complex="normal"/>
    </style:style>
    <style:style style:name="P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size="12pt" officeooo:rsid="001eb026" officeooo:paragraph-rsid="001eb026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Sans" fo:font-size="12pt" fo:font-weight="normal" officeooo:rsid="001eb026" officeooo:paragraph-rsid="0026b6db" style:font-weight-asian="normal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26b6db" officeooo:paragraph-rsid="0026b6db" style:font-weight-asian="normal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27f42a" officeooo:paragraph-rsid="0027f42a" style:font-weight-asian="normal" style:font-weight-complex="normal"/>
    </style:style>
    <style:style style:name="P6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fo:font-weight="normal" officeooo:rsid="0027f42a" officeooo:paragraph-rsid="0027f42a" style:font-weight-asian="normal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281e6a" officeooo:paragraph-rsid="00281e6a" style:font-weight-asian="normal" style:font-weight-complex="normal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Sans" fo:font-size="12pt" fo:font-weight="bold" officeooo:rsid="0026b6db" officeooo:paragraph-rsid="0026b6db" style:font-weight-asian="bold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26b6db" officeooo:paragraph-rsid="0026b6d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b6db" style:font-weight-asian="bold" style:font-weight-complex="bold"/>
    </style:style>
    <style:style style:name="T3" style:family="text">
      <style:text-properties officeooo:rsid="0026b6db"/>
    </style:style>
    <style:style style:name="T4" style:family="text">
      <style:text-properties officeooo:rsid="0027f42a"/>
    </style:style>
    <style:style style:name="T5" style:family="text">
      <style:text-properties officeooo:rsid="00281e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06cm, 0cm, 0.68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2"><text:span text:style-name="T2">NOME</text:span><text:span text:style-name="T1">:</text:span> Gustavo Sergio Fernandes</text:p>
          </table:table-cell>
          <table:covered-table-cell/>
          <table:covered-table-cell/>
        </table:table-row>
        <table:table-row>
          <table:table-cell table:style-name="Tabela1.A1" office:value-type="string">
            <text:p text:style-name="P2"><text:span text:style-name="T2">CURSO</text:span><text:span text:style-name="T1">:</text:span> <text:span text:style-name="T3">Gestão Empresarial</text:span></text:p>
          </table:table-cell>
          <table:table-cell table:style-name="Tabela1.A1" office:value-type="string">
            <text:p text:style-name="P2"><text:span text:style-name="T2">SEMESTRE</text:span>: <text:span text:style-name="T3">5º</text:span></text:p>
          </table:table-cell>
          <table:table-cell table:style-name="Tabela1.A1" office:value-type="string">
            <text:p text:style-name="P2"><text:span text:style-name="T2">DISCIPLINA</text:span>: <text:span text:style-name="T3">Gestão da Produção</text:span></text:p>
          </table:table-cell>
        </table:table-row>
      </table:table>
      <text:p text:style-name="P1"/>
      <text:p text:style-name="P9">P2 – RESUMO: GESTÃO DE OPERAÇÕES</text:p>
      <text:p text:style-name="P8"/>
      <text:p text:style-name="P4">A Gestão de Operações, ao contrário do que antes era entendido como “Gestão da Produção”, diz respeito aos processos operacionais que acompanham todo o processo produtivo de uma organização incluindo até mesmo as etapas que vão além da própria organização – como os relacionamentos com os clientes e fornecedores, que constroem o que se entende hoje como a cadeia de suprimentos. <text:span text:style-name="T4">Tratando-se de algo relacionado aos processos, o principal objetivo de uma gestão de operações é atender as necessidades do consumidor, prezando por aquilo que o mesmo mais valoriza (seja isto custo, qualidade e etc) e assim atingindo a sua satisfação.</text:span></text:p>
      <text:p text:style-name="P4"/>
      <text:p text:style-name="P5">Por estar relacionada diversos fatores e ligada a diversos espectros, o processo para se ter uma boa gestão de operações pode se mostrar um tanto complicado visto que é algo que demanda uma melhoria contínua e, com isto, fatores como a capacitação de profissionais, gestão e controle da qualidade e até mesmo a cultura organizacional se mostram essenciais neste processo.</text:p>
      <text:p text:style-name="P5"/>
      <text:p text:style-name="P5">Visto que a gestão de operações é aplicável para o processo produtivo como um todo – independente de ser de um produto ou um serviço – é essencial para a organização que ela esteja acontecendo de forma eficiente já que desta forma a mesma pode ter diversas vantagens competitivas como:</text:p>
      <text:list xml:id="list2533127572" text:style-name="L1">
        <text:list-item>
          <text:p text:style-name="P6">Atendimento mais eficiente;</text:p>
        </text:list-item>
        <text:list-item>
          <text:p text:style-name="P6">Melhor comunicação;</text:p>
        </text:list-item>
        <text:list-item>
          <text:p text:style-name="P6">Melhor fluxo de trabalho;</text:p>
        </text:list-item>
        <text:list-item>
          <text:p text:style-name="P6">Redução de custos – Maior rentabilidade;</text:p>
        </text:list-item>
      </text:list>
      <text:p text:style-name="P5"/>
      <text:p text:style-name="P5">Como a gestão de operações abrange até mesmo o escopo além da própria organização, esta tem se mostrado cada vez mais importante nos dias atuais visto que a cadeia produtiva raramente se encontra integralmente no escopo da empresa, <text:span text:style-name="T5">algo que é notável principalmente no setor do e-commerce, onde é essencial que exista um bom funcionamento de todas as partes envolvidas – como a plataforma em questão, a venda, a logística da entrega e até mesmo a avaliação do consumidor final – e se alguma destas não operar conforme o esperado é inevitável que a empresa terá prejuízos que podem se estender além do âmbito financeiro.</text:span></text:p>
      <text:p text:style-name="P5"/>
      <text:p text:style-name="P7">Portanto, embora seja algo complexo e que possa parecer desnecessário a uma primeira avaliação, é crucial que as empresas se dediquem a desenvolver uma boa cultura organizacional e prezem por ter uma gestão de operações que seja eficiente e possa lhe trazer uma vantagem competitiva sobre seus concorrentes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.706cm, 0cm, 0.68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Figura1" text:anchor-type="paragraph" svg:x="0cm" svg:y="-0.774cm" svg:width="3.717cm" svg:height="1.595cm" draw:z-index="0"><draw:image xlink:href="Pictures/1000000100000348000001685E5FCACB3E49B7D5.png" xlink:type="simple" xlink:show="embed" xlink:actuate="onLoad" draw:mime-type="image/png"/></draw:frame><draw:frame draw:style-name="Mfr2" draw:name="Figura2" text:anchor-type="char" svg:x="12.444cm" svg:y="-0.863cm" svg:width="4.556cm" svg:height="1.683cm" draw:z-index="1"><draw:image xlink:href="Pictures/1000000100000209000000F75105D1A36D61EFA0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3T18:05:09.691684573</meta:creation-date>
    <dc:date>2022-11-22T20:56:59.356913987</dc:date>
    <meta:editing-duration>PT17M30S</meta:editing-duration>
    <meta:editing-cycles>5</meta:editing-cycles>
    <meta:generator>LibreOffice/7.3.7.2$Linux_X86_64 LibreOffice_project/30$Build-2</meta:generator>
    <meta:document-statistic meta:table-count="1" meta:image-count="2" meta:object-count="0" meta:page-count="1" meta:paragraph-count="14" meta:word-count="395" meta:character-count="2458" meta:non-whitespace-character-count="2074"/>
  </office:meta>
</office:document-meta>
</file>